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ee table gen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2:19:37.963532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9-30T12:29:32.355808855</dc:date>
    <meta:editing-duration>P58DT19H21M54S</meta:editing-duration>
    <meta:editing-cycles>67</meta:editing-cycles>
    <meta:generator>LibreOffice/24.2.5.2$Linux_X86_64 LibreOffice_project/420$Build-2</meta:generator>
    <meta:document-statistic meta:table-count="5" meta:cell-count="115" meta:object-count="0"/>
  </office:meta>
</office:document-meta>
</file>